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3"/>
          <table:table-cell table:style-name="ce5"/>
          <table:table-cell/>
        </table:table-row>
        <table:table-row table:style-name="ro2">
          <table:table-cell table:style-name="ce4" office:value-type="string">
            <text:p><text:a xlink:href="http://www.leetcode.com/2011/04/the-painters-partition-problem-part-ii.html">The Painter’s Partition Problem Part II</text:a>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<text:a xlink:href="http://www.leetcode.com/2011/01/find-k-th-smallest-element-in-union-of.html">Find the k-th Smallest Element in the Union of Two Sorted Arrays</text:a>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<text:a xlink:href="http://www.leetcode.com/2010/03/here-is-phone-screening-question-from.html">Finding intersection of two sorted arrays</text:a></text:p>
          </table:table-cell>
          <table:table-cell table:style-name="ce6"/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04:30</dc:date>
    <dc:creator>Tejas </dc:creator>
    <meta:editing-duration>PT00H11M32S</meta:editing-duration>
    <meta:editing-cycles>8</meta:editing-cycles>
    <meta:generator>OpenOffice.org/3.2$Linux OpenOffice.org_project/320m12$Build-9483</meta:generator>
    <meta:document-statistic meta:table-count="3" meta:cell-count="6" meta:object-count="0"/>
  </office:meta>
</office:document-meta>
</file>